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349a" officeooo:paragraph-rsid="001b349a"/>
    </style:style>
    <style:style style:name="P2" style:family="paragraph" style:parent-style-name="Standard">
      <style:text-properties officeooo:rsid="001b349a" officeooo:paragraph-rsid="001b349a"/>
    </style:style>
    <style:style style:name="P3" style:family="paragraph" style:parent-style-name="Standard">
      <style:text-properties officeooo:rsid="001b349a" officeooo:paragraph-rsid="001c5e57"/>
    </style:style>
    <style:style style:name="P4" style:family="paragraph" style:parent-style-name="Standard">
      <style:text-properties officeooo:rsid="001c5e57" officeooo:paragraph-rsid="001c5e57"/>
    </style:style>
    <style:style style:name="P5" style:family="paragraph" style:parent-style-name="Standard" style:list-style-name="L2">
      <style:text-properties officeooo:rsid="001c5e57" officeooo:paragraph-rsid="001c5e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unction calls</text:p>
      <text:p text:style-name="P2"/>
      <text:p text:style-name="P4">This document shows examples for custom function calls.</text:p>
      <text:p text:style-name="P2"/>
      <text:list xml:id="list3743299240" text:style-name="L1">
        <text:list-item>
          <text:p text:style-name="P1">Uppercase x is <text:span text:style-name="T1">{%=uppercase(x)%}!</text:span></text:p>
        </text:list-item>
        <text:list-item>
          <text:p text:style-name="P1">Lowercase x is {% = <text:span text:style-name="T2">lowerCase(x)</text:span> %}!</text:p>
        </text:list-item>
        <text:list-item>
          <text:p text:style-name="P1">Titlecase x is {%= titleCase(x)%}!</text:p>
        </text:list-item>
        <text:list-item>
          <text:p text:style-name="P1">Double x is {%=str(x,x)%}!</text:p>
        </text:list-item>
        <text:list-item>
          <text:p text:style-name="P1">Coalesce x y is {%=coalesce(x,y)%}!</text:p>
        </text:list-item>
      </text:list>
      <text:p text:style-name="P2"/>
      <text:p text:style-name="P2"/>
      <text:p text:style-name="P4">Custom text formatting:</text:p>
      <text:p text:style-name="P4"/>
      <text:list xml:id="list3912867700" text:style-name="L2">
        <text:list-item>
          <text:p text:style-name="P5">Formatted <text:span text:style-name="T1">hexadecimal</text:span> number: <text:span text:style-name="T1">{%=format(“%x”, 123)%}!</text:span></text:p>
        </text:list-item>
      </text:list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13:32.401778177</meta:creation-date>
    <dc:date>2018-04-16T16:18:45.468265864</dc:date>
    <meta:editing-duration>PT5M13S</meta:editing-duration>
    <meta:editing-cycles>3</meta:editing-cycles>
    <meta:generator>LibreOffice/5.3.7.2.0$Linux_X86_64 LibreOffice_project/30$Build-2</meta:generator>
    <meta:document-statistic meta:table-count="0" meta:image-count="0" meta:object-count="0" meta:page-count="1" meta:paragraph-count="9" meta:word-count="49" meta:character-count="315" meta:non-whitespace-character-count="281"/>
  </office:meta>
</office:document-meta>
</file>